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2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5252f7b4" officeooo:paragraph-rsid="5252f7b4"/>
    </style:style>
    <style:style style:name="P3" style:family="paragraph" style:parent-style-name="Heading_20_1" style:master-page-name="Standard">
      <style:paragraph-properties style:page-number="auto"/>
      <style:text-properties fo:font-variant="small-caps" style:use-window-font-color="true" style:font-name="Georgia1" fo:font-size="26pt" fo:letter-spacing="0.004cm" fo:language="cs" fo:country="CZ" fo:font-weight="bold" officeooo:rsid="5252f7b4" officeooo:paragraph-rsid="5252f7b4" style:letter-kerning="true" style:font-name-asian="Times New Roman" style:font-size-asian="20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4" style:family="paragraph" style:parent-style-name="Text_20_body" style:list-style-name="L1">
      <style:text-properties officeooo:paragraph-rsid="52581455"/>
    </style:style>
    <style:style style:name="P5" style:family="paragraph" style:parent-style-name="Text_20_body" style:list-style-name="L1">
      <style:text-properties officeooo:paragraph-rsid="526901ee"/>
    </style:style>
    <style:style style:name="P6" style:family="paragraph" style:parent-style-name="Text_20_body" style:list-style-name="L1">
      <style:text-properties officeooo:rsid="525552c8" officeooo:paragraph-rsid="525552c8"/>
    </style:style>
    <style:style style:name="P7" style:family="paragraph" style:parent-style-name="Text_20_body" style:list-style-name="L1">
      <style:text-properties officeooo:rsid="5255b05e" officeooo:paragraph-rsid="5255b05e"/>
    </style:style>
    <style:style style:name="P8" style:family="paragraph" style:parent-style-name="Text_20_body" style:list-style-name="L1">
      <style:text-properties officeooo:rsid="525bf401" officeooo:paragraph-rsid="525bf401"/>
    </style:style>
    <style:style style:name="P9" style:family="paragraph" style:parent-style-name="Text_20_body" style:list-style-name="L1">
      <style:text-properties officeooo:rsid="525cd9bd" officeooo:paragraph-rsid="525cd9bd"/>
    </style:style>
    <style:style style:name="P10" style:family="paragraph" style:parent-style-name="Text_20_body" style:list-style-name="L1">
      <style:text-properties officeooo:rsid="525d86ef" officeooo:paragraph-rsid="525d86ef"/>
    </style:style>
    <style:style style:name="P11" style:family="paragraph" style:parent-style-name="Text_20_body" style:list-style-name="L1">
      <style:text-properties officeooo:rsid="526089d5" officeooo:paragraph-rsid="526089d5"/>
    </style:style>
    <style:style style:name="P12" style:family="paragraph" style:parent-style-name="Text_20_body" style:list-style-name="L1">
      <style:text-properties officeooo:rsid="5261b9f8" officeooo:paragraph-rsid="5261b9f8"/>
    </style:style>
    <style:style style:name="P13" style:family="paragraph" style:parent-style-name="Text_20_body" style:list-style-name="L1">
      <style:text-properties officeooo:rsid="5264d80d" officeooo:paragraph-rsid="5264d80d"/>
    </style:style>
    <style:style style:name="P14" style:family="paragraph" style:parent-style-name="Text_20_body" style:list-style-name="L1">
      <style:text-properties officeooo:rsid="5266d009" officeooo:paragraph-rsid="5266d009"/>
    </style:style>
    <style:style style:name="P15" style:family="paragraph" style:parent-style-name="Text_20_body">
      <style:text-properties officeooo:rsid="526cc512" officeooo:paragraph-rsid="526cc512"/>
    </style:style>
    <style:style style:name="P16" style:family="paragraph" style:parent-style-name="Text_20_body" style:list-style-name="L2">
      <style:text-properties officeooo:rsid="526e5225" officeooo:paragraph-rsid="526e5225"/>
    </style:style>
    <style:style style:name="T1" style:family="text">
      <style:text-properties officeooo:rsid="525797a7"/>
    </style:style>
    <style:style style:name="T2" style:family="text">
      <style:text-properties officeooo:rsid="52581455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5258dc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526aa5a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526aca7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officeooo:rsid="52633a1a"/>
    </style:style>
    <style:style style:name="T7" style:family="text">
      <style:text-properties officeooo:rsid="5267cdb5"/>
    </style:style>
    <style:style style:name="T8" style:family="text">
      <style:text-properties officeooo:rsid="5267d3e8"/>
    </style:style>
    <style:style style:name="T9" style:family="text">
      <style:text-properties officeooo:rsid="526901ee"/>
    </style:style>
    <style:style style:name="T10" style:family="text">
      <style:text-properties officeooo:rsid="526aca7e"/>
    </style:style>
    <style:style style:name="T11" style:family="text">
      <style:text-properties officeooo:rsid="526cc512"/>
    </style:style>
    <style:style style:name="T12" style:family="text">
      <style:text-properties officeooo:rsid="526d53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Dračí s</text:span>pánek</text:h>
      <text:p text:style-name="P2">Draci uléhají ke spánku, podobně jako medvědi. Není to ale spánek zimní, ale mnohaletý.</text:p>
      <text:list xml:id="list893628406" text:style-name="L1">
        <text:list-item>
          <text:p text:style-name="P6">Co ten cyklus způsobuje?</text:p>
          <text:list>
            <text:list-item>
              <text:p text:style-name="P4"><text:span text:style-name="T2">Mohl by souviset s kometou </text:span><text:span text:style-name="T6">(Dračí hvězda)</text:span><text:span text:style-name="T2">, ta může v pohodě mít dlouhej a klidně i nepravidelnej cyklus. A </text:span><text:span text:style-name="T3">obtížně</text:span><text:span text:style-name="T2"> se předvídá.</text:span></text:p>
            </text:list-item>
          </text:list>
        </text:list-item>
        <text:list-item>
          <text:p text:style-name="P6">Jak je dlouhej?</text:p>
        </text:list-item>
        <text:list-item>
          <text:p text:style-name="P6">Je pravidelnej?</text:p>
        </text:list-item>
        <text:list-item>
          <text:p text:style-name="P7">Jak se projevil v histoii?</text:p>
          <text:list>
            <text:list-item>
              <text:p text:style-name="P7">Při pádu civilizací na konci doby bronzové mágové draky probudili předčasně.</text:p>
            </text:list-item>
          </text:list>
        </text:list-item>
        <text:list-item>
          <text:p text:style-name="P8">Probouzej se teď draci ve správnej čas?</text:p>
          <text:list>
            <text:list-item>
              <text:p text:style-name="P9">Pokud se probouzej předčasně, kdo za to může?</text:p>
            </text:list-item>
            <text:list-item>
              <text:p text:style-name="P10">Pokud naopak na obloze září kometa a draci pořád nic, jak je to možný? Co z toho kdo má?</text:p>
            </text:list-item>
          </text:list>
        </text:list-item>
        <text:list-item>
          <text:p text:style-name="P11">Je probouzení draků žádoucí?</text:p>
          <text:list>
            <text:list-item>
              <text:p text:style-name="P11">Posledně bylo spojený s pádem civilizací, ale možná za to draci ve skutečnosti nemohli.</text:p>
            </text:list-item>
            <text:list-item>
              <text:p text:style-name="P12">Možná draci svět před něčím chrání?</text:p>
            </text:list-item>
          </text:list>
        </text:list-item>
        <text:list-item>
          <text:p text:style-name="P13">Je dračí cyklus přirozenej?</text:p>
          <text:list>
            <text:list-item>
              <text:p text:style-name="P13"><text:soft-page-break/>Možná je způsobenej magicky. Původně draci uléhali k zimnímu spánku, někdo jim ho pak záměrně prodloužil.</text:p>
              <text:list>
                <text:list-item>
                  <text:p text:style-name="P14">Proč? <text:span text:style-name="T7">Chtěl se jich tím zbavit </text:span><text:span text:style-name="T8">(to by bylo v souladu s verzí „draci = živelná katastrofa“)</text:span><text:span text:style-name="T7">? Jak to souvisí s kometou?</text:span></text:p>
                </text:list-item>
                <text:list-item>
                  <text:p text:style-name="P5"><text:span text:style-name="T9">Na kometě je uvězněný dračí vládce (vládkyně) nebo možná bůh, který v dávných dobách draky </text:span><text:span text:style-name="T4">zotročil</text:span><text:span text:style-name="T9"> a </text:span><text:span text:style-name="T5">ovládnul</text:span><text:span text:style-name="T10"> s nimi většinu známého světa (možná konec doby kamenné?). </text:span><text:span text:style-name="T11">Jak se kometa přiblíží, jeho vliv zesílí a draci se začnou probouzet a zuřit.</text:span></text:p>
                </text:list-item>
              </text:list>
            </text:list-item>
          </text:list>
        </text:list-item>
      </text:list>
      <text:p text:style-name="P15">IDEA: Pod vlivem dračího boha jsou jen prastaří draci, kteří žili v době, kdy byl uvězněn. <text:span text:style-name="T12">Ti, kteří se z vajec narodili potom, spát nutně nemusí. Jeho vliv při návratu komety ale pociťovat mohou.</text:span></text:p>
      <text:list xml:id="list2051879054" text:style-name="L2">
        <text:list-item>
          <text:p text:style-name="P16">Mladší draci by se asi mohli snažit ty prastaré zlikvidova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2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 loext:hyphenation-no-caps="false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6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2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2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11-23T10:31:32.915000000</dc:date>
    <meta:print-date>2113-01-01T00:00:00</meta:print-date>
    <meta:editing-cycles>25142</meta:editing-cycles>
    <meta:editing-duration>P75DT9H56M9S</meta:editing-duration>
    <meta:generator>LibreOffice/6.4.5.2$Windows_X86_64 LibreOffice_project/a726b36747cf2001e06b58ad5db1aa3a9a1872d6</meta:generator>
    <dc:creator>York </dc:creator>
    <meta:document-statistic meta:table-count="0" meta:image-count="0" meta:object-count="0" meta:page-count="2" meta:paragraph-count="21" meta:word-count="266" meta:character-count="1473" meta:non-whitespace-character-count="1245"/>
  </office:meta>
</office:document-meta>
</file>